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LLOGAS MASGO, NE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409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8446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LLOGAS MASGO, NE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409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7301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951418</text:p>
          </table:table-cell>
          <table:table-cell table:style-name="Tabla2.D3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09/2021</text:p>
          </table:table-cell>
          <table:table-cell table:style-name="Tabla2.A4" office:value-type="string">
            <text:p text:style-name="P22">67648073</text:p>
          </table:table-cell>
          <table:table-cell table:style-name="Tabla2.D4" office:value-type="string">
            <text:p text:style-name="P23">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14:00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